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ubtitle">
      <style:text-properties officeooo:rsid="001395e5" officeooo:paragraph-rsid="001395e5"/>
    </style:style>
    <style:style style:name="P2" style:family="paragraph" style:parent-style-name="Title">
      <style:text-properties officeooo:rsid="001395e5" officeooo:paragraph-rsid="001395e5"/>
    </style:style>
    <style:style style:name="P3" style:family="paragraph" style:parent-style-name="Text_20_body">
      <style:paragraph-properties fo:text-align="justify" style:justify-single-word="false"/>
      <style:text-properties fo:font-size="14pt" officeooo:rsid="0017721e" officeooo:paragraph-rsid="0017721e" style:font-size-asian="12.25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officeooo:rsid="001924d3" officeooo:paragraph-rsid="001924d3" style:font-size-asian="12.25pt" style:font-size-complex="14pt"/>
    </style:style>
    <style:style style:name="P5" style:family="paragraph" style:parent-style-name="Text_20_body">
      <style:paragraph-properties fo:text-align="justify" style:justify-single-word="false"/>
      <style:text-properties fo:font-size="14pt" officeooo:rsid="001c5ca2" officeooo:paragraph-rsid="001c5ca2" style:font-size-asian="12.25pt" style:font-size-complex="14pt"/>
    </style:style>
    <style:style style:name="T1" style:family="text">
      <style:text-properties officeooo:rsid="0018ae7b"/>
    </style:style>
    <style:style style:name="T2" style:family="text">
      <style:text-properties officeooo:rsid="001a79f7"/>
    </style:style>
    <style:style style:name="T3" style:family="text">
      <style:text-properties officeooo:rsid="001da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e di Torquato Tasso</text:p>
      <text:p text:style-name="P1">La produzione drammatica: L’Aminta</text:p>
      <text:p text:style-name="P3">È una favola pastorale, ovvero un testo drammatico che inquadra dei temi seri, patetici e sentimentali in un contesto pastorale e favoloso, <text:span text:style-name="T1">che si conclude con un lieto fine senza mai raggiungere la sublimità dei personaggi.</text:span></text:p>
      <text:p text:style-name="P4">È dunque un testo teatrale fondato sul dialogo, che assume una dimensione più puramente lirica in quanto i personaggi, piuttosto che agire sulla scena, narrano le vicende. <text:span text:style-name="T2">Dal suo animo conflittuale, Tasso trasporta nel poema l’ambivalenza concettuale riguardo la corte: se infatti l’opera era destinata alla ricreazione e al divertimento dei cortigiani, proprio verso questi si può cogliere una sottile critica nei confronti degli scarni rituali, convenzioni, ipocrisie e inutili gelosie e insofferenze.</text:span></text:p>
      <text:p text:style-name="P5">Dalla libertà dei sensi che sprigiona l’ambiente fantastico si può cogliere in Tasso <text:span text:style-name="T3">una nota di edonismo, voluttuosità e paganesimo, che lo legano al mondo Rinascimentale e che al contempo lo fanno sentire malinconico e inadatto al periodo da lui vissut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03T11:16:16.582305612</meta:creation-date>
    <dc:date>2020-12-03T11:34:17.969398477</dc:date>
    <meta:editing-duration>PT17M21S</meta:editing-duration>
    <meta:editing-cycles>11</meta:editing-cycles>
    <meta:generator>LibreOffice/6.3.5.2$Linux_X86_64 LibreOffice_project/30$Build-2</meta:generator>
    <meta:document-statistic meta:table-count="0" meta:image-count="0" meta:object-count="0" meta:page-count="1" meta:paragraph-count="5" meta:word-count="158" meta:character-count="1041" meta:non-whitespace-character-count="888"/>
  </office:meta>
</office:document-meta>
</file>